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f874" officeooo:paragraph-rsid="0019f874"/>
    </style:style>
    <style:style style:name="P2" style:family="paragraph" style:parent-style-name="Text_20_body">
      <style:text-properties officeooo:rsid="0019f874" officeooo:paragraph-rsid="001ad8d6"/>
    </style:style>
    <style:style style:name="P3" style:family="paragraph" style:parent-style-name="Text_20_body" style:list-style-name="L1">
      <style:text-properties officeooo:rsid="0019f996" officeooo:paragraph-rsid="0019f996"/>
    </style:style>
    <style:style style:name="P4" style:family="paragraph" style:parent-style-name="Text_20_body" style:list-style-name="L1">
      <style:text-properties officeooo:rsid="001ad8d6" officeooo:paragraph-rsid="001ad8d6"/>
    </style:style>
    <style:style style:name="P5" style:family="paragraph" style:parent-style-name="Text_20_body">
      <style:text-properties officeooo:rsid="001ad8d6" officeooo:paragraph-rsid="001ad8d6"/>
    </style:style>
    <style:style style:name="P6" style:family="paragraph" style:parent-style-name="Text_20_body">
      <style:text-properties fo:font-weight="bold" officeooo:rsid="001ad8d6" officeooo:paragraph-rsid="001ad8d6" style:font-weight-asian="bold" style:font-weight-complex="bold"/>
    </style:style>
    <style:style style:name="T1" style:family="text">
      <style:text-properties officeooo:rsid="0019f996"/>
    </style:style>
    <style:style style:name="T2" style:family="text">
      <style:text-properties officeooo:rsid="001ad8d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ca2c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orkforce Management System</text:p>
      <text:p text:style-name="P2">Recruitzi <text:span text:style-name="T2">(</text:span><text:a xlink:type="simple" xlink:href="https://recruitzi.com/" text:style-name="Internet_20_link" text:visited-style-name="Visited_20_Internet_20_Link"><text:span text:style-name="T2">https://recruitzi.com/</text:span></text:a><text:span text:style-name="T2">)</text:span> is a staffing company which provide<text:span text:style-name="T2">s</text:span> quality short-term workforce for events, restaurants and other commercial sectors. Recruitzi is looking to digitalize it’s mostly on paper business, and looking for a management system which can fully automate their processes.</text:p>
      <text:p text:style-name="P1">This is how Recruitzi <text:span text:style-name="T1">currently works:</text:span></text:p>
      <text:list xml:id="list2425268809" text:style-name="L1">
        <text:list-item>
          <text:p text:style-name="P3">Recruitzi manages the contact <text:span text:style-name="T2">list</text:span> of short-term workers, these workers are called temp workers. These workers are willing to work for short-term jobs like a chef <text:span text:style-name="T2">or a janitor etc. </text:span>for <text:span text:style-name="T2">events like </text:span>in-office <text:span text:style-name="T2">party</text:span>, <text:span text:style-name="T2">or</text:span> <text:span text:style-name="T2">a </text:span>company’s commercial product launch etc.</text:p>
        </text:list-item>
        <text:list-item>
          <text:p text:style-name="P3">Recruitzi is contacted by it’s clients before such events, to provide a specified number of workforce, for a specific period of time (usually hours, or days or even weeks) with specific skill-set.</text:p>
        </text:list-item>
        <text:list-item>
          <text:p text:style-name="P3">Recruitzi contacts the temp workers in it’s contact <text:span text:style-name="T2">list</text:span> which it manages, to make sure <text:span text:style-name="T2">the their availability at</text:span> the provided date and time <text:span text:style-name="T2">of</text:span> the event.</text:p>
        </text:list-item>
        <text:list-item>
          <text:p text:style-name="P3">Recruitzi confirms the availability of it’s temp workers <text:span text:style-name="T2">to the client.</text:span></text:p>
        </text:list-item>
        <text:list-item>
          <text:p text:style-name="P4">Workers reach at the job site to perform their job. They mark their attendance, and perform their tasks.</text:p>
        </text:list-item>
        <text:list-item>
          <text:p text:style-name="P4">Recruitzi gets paid for the event.</text:p>
        </text:list-item>
        <text:list-item>
          <text:p text:style-name="P4">Recruitzi pays their temp workers keeping its part of the commission.</text:p>
        </text:list-item>
      </text:list>
      <text:p text:style-name="P5">Your job as a software architect is to offer a digital solution to Recruitzi which can streamline it’s processes and makes it easy for the temp workers to find for available jobs.</text:p>
      <text:p text:style-name="P6">Note: <text:span text:style-name="T3">I have personally completely developed this system in the past. This system is still functional and is helping staffing agencies and temp workers in many way. Since I would like you to visualize it from your own perspective, I would not want to feed you my visualization for that. Take sometime to consume the concepts and then we can further discuss it over voi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58:17.553281747</meta:creation-date>
    <dc:date>2023-12-12T09:45:11.619967381</dc:date>
    <meta:editing-duration>PT25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00" meta:character-count="1807" meta:non-whitespace-character-count="1526"/>
  </office:meta>
</office:document-meta>
</file>